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officeooo:paragraph-rsid="000d52c6"/>
    </style:style>
    <style:style style:name="P2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d52c6"/>
    </style:style>
    <style:style style:name="P3" style:family="paragraph" style:parent-style-name="Preformatted_20_Text">
      <style:paragraph-properties fo:orphans="1" style:writing-mode="lr-tb"/>
      <style:text-properties officeooo:paragraph-rsid="000d52c6"/>
    </style:style>
    <style:style style:name="P4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d52c6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0d52c6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officeooo:paragraph-rsid="000d52c6"/>
    </style:style>
    <style:style style:name="P7" style:family="paragraph" style:parent-style-name="Text_20_body">
      <style:paragraph-properties fo:margin-left="0in" fo:margin-right="0in" fo:orphans="1" fo:text-indent="0in" style:auto-text-indent="false"/>
      <style:text-properties officeooo:paragraph-rsid="000d52c6"/>
    </style:style>
    <style:style style:name="P8" style:family="paragraph" style:parent-style-name="Text_20_body">
      <style:text-properties officeooo:paragraph-rsid="000d52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import numpy as np</text:span></text:p>
      <text:p text:style-name="P3"><text:span text:style-name="Source_20_Text">import matplotlib.pyplot as plt</text:span></text:p>
      <text:p text:style-name="P3"><text:span text:style-name="Source_20_Text">from collections import defaultdict</text:span></text:p>
      <text:p text:style-name="P3"/>
      <text:p text:style-name="P3"><text:span text:style-name="Source_20_Text"># Define the Collatz function</text:span></text:p>
      <text:p text:style-name="P3"><text:span text:style-name="Source_20_Text">def collatz_sequence(n):</text:span></text:p>
      <text:p text:style-name="P3"><text:span text:style-name="Source_20_Text"><text:s text:c="4"/>sequence = [n]</text:span></text:p>
      <text:p text:style-name="P3"><text:span text:style-name="Source_20_Text"><text:s text:c="4"/>while n != 1:</text:span></text:p>
      <text:p text:style-name="P3"><text:span text:style-name="Source_20_Text"><text:s text:c="8"/>if n % 2 == 0:</text:span></text:p>
      <text:p text:style-name="P3"><text:span text:style-name="Source_20_Text"><text:s text:c="12"/>n = n // 2</text:span></text:p>
      <text:p text:style-name="P3"><text:span text:style-name="Source_20_Text"><text:s text:c="8"/>else:</text:span></text:p>
      <text:p text:style-name="P3"><text:span text:style-name="Source_20_Text"><text:s text:c="12"/>n = 3 * n + 1</text:span></text:p>
      <text:p text:style-name="P3"><text:span text:style-name="Source_20_Text"><text:s text:c="8"/>sequence.append(n)</text:span></text:p>
      <text:p text:style-name="P3"><text:span text:style-name="Source_20_Text"><text:s text:c="4"/>return sequence</text:span></text:p>
      <text:p text:style-name="P3"/>
      <text:p text:style-name="P3"><text:span text:style-name="Source_20_Text"># Simulate Collatz sequences for a range of numbers</text:span></text:p>
      <text:p text:style-name="P3"><text:span text:style-name="Source_20_Text">def simulate_collatz_range(start, end):</text:span></text:p>
      <text:p text:style-name="P3"><text:span text:style-name="Source_20_Text"><text:s text:c="4"/>data = defaultdict(list)</text:span></text:p>
      <text:p text:style-name="P3"><text:span text:style-name="Source_20_Text"><text:s text:c="4"/>for i in range(start, end + 1):</text:span></text:p>
      <text:p text:style-name="P3"><text:span text:style-name="Source_20_Text"><text:s text:c="8"/>sequence = collatz_sequence(i)</text:span></text:p>
      <text:p text:style-name="P3"><text:span text:style-name="Source_20_Text"><text:s text:c="8"/>data[i] = sequence</text:span></text:p>
      <text:p text:style-name="P3"><text:span text:style-name="Source_20_Text"><text:s text:c="4"/>return data</text:span></text:p>
      <text:p text:style-name="P3"/>
      <text:p text:style-name="P3"><text:span text:style-name="Source_20_Text"># Plot Collatz sequences for visualization</text:span></text:p>
      <text:p text:style-name="P3"><text:span text:style-name="Source_20_Text">def plot_collatz_sequences(collatz_data, title="Collatz Sequences"):</text:span></text:p>
      <text:p text:style-name="P3"><text:span text:style-name="Source_20_Text"><text:s text:c="4"/>plt.figure(figsize=(10, 6))</text:span></text:p>
      <text:p text:style-name="P3"><text:span text:style-name="Source_20_Text"><text:s text:c="4"/>for key, seq in collatz_data.items():</text:span></text:p>
      <text:p text:style-name="P3"><text:span text:style-name="Source_20_Text"><text:s text:c="8"/>plt.plot(range(len(seq)), seq, label=f"Start: {key}")</text:span></text:p>
      <text:p text:style-name="P3"><text:span text:style-name="Source_20_Text"><text:s text:c="4"/>plt.xlabel("Step")</text:span></text:p>
      <text:p text:style-name="P3"><text:span text:style-name="Source_20_Text"><text:s text:c="4"/>plt.ylabel("Node Value")</text:span></text:p>
      <text:p text:style-name="P3"><text:span text:style-name="Source_20_Text"><text:s text:c="4"/>plt.title(title)</text:span></text:p>
      <text:p text:style-name="P3"><text:span text:style-name="Source_20_Text"><text:s text:c="4"/>plt.grid()</text:span></text:p>
      <text:p text:style-name="P3"><text:span text:style-name="Source_20_Text"><text:s text:c="4"/>plt.legend()</text:span></text:p>
      <text:p text:style-name="P3"><text:span text:style-name="Source_20_Text"><text:s text:c="4"/>plt.show()</text:span></text:p>
      <text:p text:style-name="P3"/>
      <text:p text:style-name="P3"><text:span text:style-name="Source_20_Text"># Generate Collatz data for a range of numbers</text:span></text:p>
      <text:p text:style-name="P3"><text:span text:style-name="Source_20_Text">start, end = 5, 15 <text:s/># Modify as needed for a broader range</text:span></text:p>
      <text:p text:style-name="P3"><text:span text:style-name="Source_20_Text">collatz_data = simulate_collatz_range(start, end)</text:span></text:p>
      <text:p text:style-name="P3"/>
      <text:p text:style-name="P3"><text:span text:style-name="Source_20_Text"># Plot the Collatz sequences</text:span></text:p>
      <text:p text:style-name="P4"><text:span text:style-name="Source_20_Text">plot_collatz_sequences(collatz_data, title="Collatz Sequences: Growth and Collapse Dynamics")</text:span></text:p>
      <text:p text:style-name="P5">Always show details</text:p>
      <text:p text:style-name="P2"><text:span text:style-name="Source_20_Text">import numpy as np</text:span></text:p>
      <text:p text:style-name="P3"><text:span text:style-name="Source_20_Text">import matplotlib.pyplot as plt</text:span></text:p>
      <text:p text:style-name="P3"><text:span text:style-name="Source_20_Text">from collections import defaultdict</text:span></text:p>
      <text:p text:style-name="P3"/>
      <text:p text:style-name="P3"><text:span text:style-name="Source_20_Text"># Define the Collatz function</text:span></text:p>
      <text:p text:style-name="P3"><text:span text:style-name="Source_20_Text">def collatz_sequence(n):</text:span></text:p>
      <text:p text:style-name="P3"><text:span text:style-name="Source_20_Text"><text:s text:c="4"/>sequence = [n]</text:span></text:p>
      <text:p text:style-name="P3"><text:span text:style-name="Source_20_Text"><text:s text:c="4"/>while n != 1:</text:span></text:p>
      <text:p text:style-name="P3"><text:span text:style-name="Source_20_Text"><text:s text:c="8"/>if n % 2 == 0:</text:span></text:p>
      <text:p text:style-name="P3"><text:span text:style-name="Source_20_Text"><text:s text:c="12"/>n = n // 2</text:span></text:p>
      <text:p text:style-name="P3"><text:span text:style-name="Source_20_Text"><text:s text:c="8"/>else:</text:span></text:p>
      <text:p text:style-name="P3"><text:span text:style-name="Source_20_Text"><text:s text:c="12"/>n = 3 * n + 1</text:span></text:p>
      <text:p text:style-name="P3"><text:span text:style-name="Source_20_Text"><text:s text:c="8"/>sequence.append(n)</text:span></text:p>
      <text:p text:style-name="P3"><text:span text:style-name="Source_20_Text"><text:s text:c="4"/>return sequence</text:span></text:p>
      <text:p text:style-name="P3"><text:soft-page-break/></text:p>
      <text:p text:style-name="P3"><text:span text:style-name="Source_20_Text"># Simulate Collatz sequences for a range of numbers</text:span></text:p>
      <text:p text:style-name="P3"><text:span text:style-name="Source_20_Text">def simulate_collatz_range(start, end):</text:span></text:p>
      <text:p text:style-name="P3"><text:span text:style-name="Source_20_Text"><text:s text:c="4"/>data = defaultdict(list)</text:span></text:p>
      <text:p text:style-name="P3"><text:span text:style-name="Source_20_Text"><text:s text:c="4"/>for i in range(start, end + 1):</text:span></text:p>
      <text:p text:style-name="P3"><text:span text:style-name="Source_20_Text"><text:s text:c="8"/>sequence = collatz_sequence(i)</text:span></text:p>
      <text:p text:style-name="P3"><text:span text:style-name="Source_20_Text"><text:s text:c="8"/>data[i] = sequence</text:span></text:p>
      <text:p text:style-name="P3"><text:span text:style-name="Source_20_Text"><text:s text:c="4"/>return data</text:span></text:p>
      <text:p text:style-name="P3"/>
      <text:p text:style-name="P3"><text:span text:style-name="Source_20_Text"># Plot Collatz sequences for visualization</text:span></text:p>
      <text:p text:style-name="P3"><text:span text:style-name="Source_20_Text">def plot_collatz_sequences(collatz_data, title="Collatz Sequences"):</text:span></text:p>
      <text:p text:style-name="P3"><text:span text:style-name="Source_20_Text"><text:s text:c="4"/>plt.figure(figsize=(10, 6))</text:span></text:p>
      <text:p text:style-name="P3"><text:span text:style-name="Source_20_Text"><text:s text:c="4"/>for key, seq in collatz_data.items():</text:span></text:p>
      <text:p text:style-name="P3"><text:span text:style-name="Source_20_Text"><text:s text:c="8"/>plt.plot(range(len(seq)), seq, label=f"Start: {key}")</text:span></text:p>
      <text:p text:style-name="P3"><text:span text:style-name="Source_20_Text"><text:s text:c="4"/>plt.xlabel("Step")</text:span></text:p>
      <text:p text:style-name="P3"><text:span text:style-name="Source_20_Text"><text:s text:c="4"/>plt.ylabel("Node Value")</text:span></text:p>
      <text:p text:style-name="P3"><text:span text:style-name="Source_20_Text"><text:s text:c="4"/>plt.title(title)</text:span></text:p>
      <text:p text:style-name="P3"><text:span text:style-name="Source_20_Text"><text:s text:c="4"/>plt.grid()</text:span></text:p>
      <text:p text:style-name="P3"><text:span text:style-name="Source_20_Text"><text:s text:c="4"/>plt.legend()</text:span></text:p>
      <text:p text:style-name="P3"><text:span text:style-name="Source_20_Text"><text:s text:c="4"/>plt.show()</text:span></text:p>
      <text:p text:style-name="P3"/>
      <text:p text:style-name="P3"><text:span text:style-name="Source_20_Text"># Generate Collatz data for a range of numbers</text:span></text:p>
      <text:p text:style-name="P3"><text:span text:style-name="Source_20_Text">start, end = 5, 15 <text:s/># Modify as needed for a broader range</text:span></text:p>
      <text:p text:style-name="P3"><text:span text:style-name="Source_20_Text">collatz_data = simulate_collatz_range(start, end)</text:span></text:p>
      <text:p text:style-name="P3"/>
      <text:p text:style-name="P3"><text:span text:style-name="Source_20_Text"># Plot the Collatz sequences</text:span></text:p>
      <text:p text:style-name="P4"><text:span text:style-name="Source_20_Text">plot_collatz_sequences(collatz_data, title="Collatz Sequences: Growth and Collapse Dynamics")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1:48:37.132846717</meta:creation-date>
    <dc:date>2025-01-14T01:50:36.261350749</dc:date>
    <meta:editing-duration>PT1M59S</meta:editing-duration>
    <meta:editing-cycles>1</meta:editing-cycles>
    <meta:document-statistic meta:table-count="0" meta:image-count="0" meta:object-count="0" meta:page-count="2" meta:paragraph-count="73" meta:word-count="291" meta:character-count="2343" meta:non-whitespace-character-count="1867"/>
    <meta:generator>LibreOffice/24.2.7.2$Linux_X86_64 LibreOffice_project/420$Build-2</meta:generator>
  </office:meta>
</office:document-meta>
</file>